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Designing Your Own Digital Identity System</text:p>
            <text:p><text:span text:style-name="T1"/></text:p>
            <text:p><text:span text:style-name="T1">Romek Szczesni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do you want it to be used for?</text:p>
              </text:list-item>
              <text:list-item>
                <text:p>Why do you need one?</text:p>
              </text:list-item>
              <text:list-item>
                <text:p>Open or Closed System?</text:p>
              </text:list-item>
              <text:list-item>
                <text:p/>
              </text:list-item>
              <text:list-item>
                <text:p>Are you sur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sit in front of whiteboards drinking tea</text:p>
              </text:list-item>
              <text:list-item>
                <text:p>While doing so, we discuss how your system works (or not)</text:p>
              </text:list-item>
              <text:list-item>
                <text:p>We create a sketch of what we think you want</text:p>
              </text:list-item>
              <text:list-item>
                <text:p>We present it to you for sign-off</text:p>
              </text:list-item>
              <text:list-item>
                <text:p>We redo this as many times as needed until we are both happ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of-of-Concept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write scruffy prototype code </text:p>
              </text:list-item>
              <text:list-item>
                <text:p>Tests our logic in design </text:p>
              </text:list-item>
              <text:list-item>
                <text:p>Shows you how we believe it works</text:p>
              </text:list-item>
              <text:list-item>
                <text:p>Gives a fully working demo for selling and presentation and tes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for P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sign network</text:p>
              </text:list-item>
              <text:list-item>
                <text:p>Produce user and system documentation</text:p>
              </text:list-item>
              <text:list-item>
                <text:p>Training</text:p>
              </text:list-item>
              <text:list-item>
                <text:p>Education</text:p>
              </text:list-item>
              <text:list-item>
                <text:p>Testing</text:p>
              </text:list-item>
              <text:list-item>
                <text:p>Beta test</text:p>
              </text:list-item>
              <text:list-item>
                <text:p>Live Launch</text:p>
              </text:list-item>
              <text:list-item>
                <text:p>Aud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2:57:15.245265000</meta:creation-date>
    <dc:date>2016-06-01T23:04:21.529551000</dc:date>
    <meta:editing-duration>PT7M6S</meta:editing-duration>
    <meta:editing-cycles>1</meta:editing-cycles>
    <meta:document-statistic meta:object-count="41"/>
    <meta:generator>LibreOffice/4.3.4.1$MacOSX_X86_64 LibreOffice_project/bc356b2f991740509f321d70e4512a6a54c5f243</meta:generator>
  </office:meta>
</office:document-meta>
</file>